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1.99pt"/>
    </style:style>
    <style:style style:name="co5" style:family="table-column">
      <style:table-column-properties fo:break-before="auto" style:column-width="15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row table:style-name="ro1">
          <table:table-cell office:value-type="float" office:value="-0.0174025576561689" calcext:value-type="float">
            <text:p>-0.017402557656169</text:p>
          </table:table-cell>
          <table:table-cell office:value-type="float" office:value="-0.00956923328340054" calcext:value-type="float">
            <text:p>-0.009569233283401</text:p>
          </table:table-cell>
          <table:table-cell office:value-type="float" office:value="0.00552998948842287" calcext:value-type="float">
            <text:p>0.005529989488423</text:p>
          </table:table-cell>
          <table:table-cell/>
          <table:table-cell table:number-matrix-columns-spanned="3" table:number-matrix-rows-spanned="1" table:formula="of:=([.A2:.C2])-([.A1]-[.C1])" office:value-type="float" office:value="-0.0284895719960332" calcext:value-type="float">
            <text:p>-0.028489571996033</text:p>
          </table:table-cell>
          <table:table-cell office:value-type="float" office:value="0.037332552485168" calcext:value-type="float">
            <text:p>0.037332552485168</text:p>
          </table:table-cell>
          <table:table-cell office:value-type="float" office:value="0.118592756800353" calcext:value-type="float">
            <text:p>0.118592756800353</text:p>
          </table:table-cell>
          <table:table-cell table:number-columns-repeated="3"/>
        </table:table-row>
        <table:table-row table:style-name="ro1">
          <table:table-cell office:value-type="float" office:value="-0.051422119140625" calcext:value-type="float">
            <text:p>-0.051422119140625</text:p>
          </table:table-cell>
          <table:table-cell office:value-type="float" office:value="0.0144000053405762" calcext:value-type="float">
            <text:p>0.014400005340576</text:p>
          </table:table-cell>
          <table:table-cell office:value-type="float" office:value="0.0956602096557617" calcext:value-type="float">
            <text:p>0.095660209655762</text:p>
          </table:table-cell>
          <table:table-cell/>
          <table:table-cell table:number-matrix-columns-spanned="3" table:number-matrix-rows-spanned="1" table:formula="of:=([.A3:.C3])-([.A2:.C2])" office:value-type="float" office:value="0.0337483175098896" calcext:value-type="float">
            <text:p>0.03374831750989</text:p>
          </table:table-cell>
          <table:table-cell office:value-type="float" office:value="-0.0235188715159893" calcext:value-type="float">
            <text:p>-0.023518871515989</text:p>
          </table:table-cell>
          <table:table-cell office:value-type="float" office:value="-0.0902303820475936" calcext:value-type="float">
            <text:p>-0.090230382047594</text:p>
          </table:table-cell>
          <table:table-cell table:number-columns-repeated="2"/>
          <table:table-cell table:formula="of:=SQRT(([.A2]-[.A1])^2 + ([.B2]-[.B1])^2)" office:value-type="float" office:value="0.041615561558242" calcext:value-type="float">
            <text:p>0.041615561558242</text:p>
          </table:table-cell>
        </table:table-row>
        <table:table-row table:style-name="ro1">
          <table:table-cell office:value-type="float" office:value="-0.0176738016307354" calcext:value-type="float">
            <text:p>-0.017673801630735</text:p>
          </table:table-cell>
          <table:table-cell office:value-type="float" office:value="-0.00911886617541313" calcext:value-type="float">
            <text:p>-0.009118866175413</text:p>
          </table:table-cell>
          <table:table-cell office:value-type="float" office:value="0.00542982760816813" calcext:value-type="float">
            <text:p>0.005429827608168</text:p>
          </table:table-cell>
          <table:table-cell/>
          <table:table-cell table:number-matrix-columns-spanned="3" table:number-matrix-rows-spanned="1" table:formula="of:=([.A4:.C4])-([.A3:.C3])" office:value-type="float" office:value="-0.0629383809864521" calcext:value-type="float">
            <text:p>-0.062938380986452</text:p>
          </table:table-cell>
          <table:table-cell office:value-type="float" office:value="0.235692333430052" calcext:value-type="float">
            <text:p>0.235692333430052</text:p>
          </table:table-cell>
          <table:table-cell office:value-type="float" office:value="0.04341737087816" calcext:value-type="float">
            <text:p>0.04341737087816</text:p>
          </table:table-cell>
          <table:table-cell table:number-columns-repeated="2"/>
          <table:table-cell table:formula="of:=SQRT(([.B2]-[.B1])^2 + ([.C2]-[.C1])^2)" office:value-type="float" office:value="0.0932629668605182" calcext:value-type="float">
            <text:p>0.093262966860518</text:p>
          </table:table-cell>
        </table:table-row>
        <table:table-row table:style-name="ro1">
          <table:table-cell office:value-type="float" office:value="-0.0806121826171875" calcext:value-type="float">
            <text:p>-0.080612182617188</text:p>
          </table:table-cell>
          <table:table-cell office:value-type="float" office:value="0.226573467254639" calcext:value-type="float">
            <text:p>0.226573467254639</text:p>
          </table:table-cell>
          <table:table-cell office:value-type="float" office:value="0.0488471984863281" calcext:value-type="float">
            <text:p>0.048847198486328</text:p>
          </table:table-cell>
          <table:table-cell/>
          <table:table-cell table:number-matrix-columns-spanned="3" table:number-matrix-rows-spanned="1" table:formula="of:=([.A5:.C5])-([.A4:.C4])" office:value-type="float" office:value="0.0629034545272589" calcext:value-type="float">
            <text:p>0.062903454527259</text:p>
          </table:table-cell>
          <table:table-cell office:value-type="float" office:value="-0.236024854704738" calcext:value-type="float">
            <text:p>-0.236024854704738</text:p>
          </table:table-cell>
          <table:table-cell office:value-type="float" office:value="-0.0441490882076323" calcext:value-type="float">
            <text:p>-0.044149088207632</text:p>
          </table:table-cell>
          <table:table-cell table:number-columns-repeated="2"/>
          <table:table-cell table:number-matrix-columns-spanned="1" table:number-matrix-rows-spanned="1" table:formula="of:=SQRT(([.C2]-[.C1])^2 + ([.D2]-[.D1])^2)" office:value-type="float" office:value="0.0901302201673388" calcext:value-type="float">
            <text:p>0.090130220167339</text:p>
          </table:table-cell>
        </table:table-row>
        <table:table-row table:style-name="ro1">
          <table:table-cell office:value-type="float" office:value="-0.0177087280899286" calcext:value-type="float">
            <text:p>-0.017708728089929</text:p>
          </table:table-cell>
          <table:table-cell office:value-type="float" office:value="-0.00945138745009899" calcext:value-type="float">
            <text:p>-0.009451387450099</text:p>
          </table:table-cell>
          <table:table-cell office:value-type="float" office:value="0.00469811027869582" calcext:value-type="float">
            <text:p>0.004698110278696</text:p>
          </table:table-cell>
          <table:table-cell/>
          <table:table-cell table:number-matrix-columns-spanned="3" table:number-matrix-rows-spanned="1" table:formula="of:=([.A6:.C6])-([.A5:.C5])" office:value-type="float" office:value="0.000200849026441501" calcext:value-type="float">
            <text:p>0.000200849026442</text:p>
          </table:table-cell>
          <table:table-cell office:value-type="float" office:value="-0.00000140257179736918" calcext:value-type="float">
            <text:p>-1.40257179736918E-06</text:p>
          </table:table-cell>
          <table:table-cell office:value-type="float" office:value="0.00069808727130294" calcext:value-type="float">
            <text:p>0.000698087271303</text:p>
          </table:table-cell>
          <table:table-cell table:number-columns-repeated="2"/>
          <table:table-cell table:number-matrix-columns-spanned="1" table:number-matrix-rows-spanned="1" table:formula="of:=SQRT(([.D2]-[.D1])^2 + ([.E2]-[.E1])^2)" office:value-type="float" office:value="0.0622378895059228" calcext:value-type="float">
            <text:p>0.062237889505923</text:p>
          </table:table-cell>
        </table:table-row>
        <table:table-row table:style-name="ro1">
          <table:table-cell office:value-type="float" office:value="-0.0175078790634871" calcext:value-type="float">
            <text:p>-0.017507879063487</text:p>
          </table:table-cell>
          <table:table-cell office:value-type="float" office:value="-0.00945279002189636" calcext:value-type="float">
            <text:p>-0.009452790021896</text:p>
          </table:table-cell>
          <table:table-cell office:value-type="float" office:value="0.00539619754999876" calcext:value-type="float">
            <text:p>0.005396197549999</text:p>
          </table:table-cell>
          <table:table-cell/>
          <table:table-cell table:number-matrix-columns-spanned="3" table:number-matrix-rows-spanned="1" table:formula="of:=([.A7:.C7])-([.A6:.C6])" office:value-type="float" office:value="-0.0000642873346805017" calcext:value-type="float">
            <text:p>-6.42873346805017E-05</text:p>
          </table:table-cell>
          <table:table-cell office:value-type="float" office:value="0.0000276444479823095" calcext:value-type="float">
            <text:p>2.76444479823095E-05</text:p>
          </table:table-cell>
          <table:table-cell office:value-type="float" office:value="-0.00016307039186358" calcext:value-type="float">
            <text:p>-0.000163070391864</text:p>
          </table:table-cell>
          <table:table-cell table:number-columns-repeated="2"/>
          <table:table-cell table:formula="of:=SQRT(([.E2]-[.E1])^2 + ([.F2]-[.F1])^2)" office:value-type="float" office:value="0.0870428095428915" calcext:value-type="float">
            <text:p>0.087042809542892</text:p>
          </table:table-cell>
        </table:table-row>
        <table:table-row table:style-name="ro1">
          <table:table-cell office:value-type="float" office:value="-0.0175721663981676" calcext:value-type="float">
            <text:p>-0.017572166398168</text:p>
          </table:table-cell>
          <table:table-cell office:value-type="float" office:value="-0.00942514557391405" calcext:value-type="float">
            <text:p>-0.009425145573914</text:p>
          </table:table-cell>
          <table:table-cell office:value-type="float" office:value="0.00523312715813518" calcext:value-type="float">
            <text:p>0.005233127158135</text:p>
          </table:table-cell>
          <table:table-cell table:number-columns-repeated="7"/>
        </table:table-row>
        <table:table-row table:style-name="ro1">
          <table:table-cell office:value-type="float" office:value="-0.0175229702144861" calcext:value-type="float">
            <text:p>-0.017522970214486</text:p>
          </table:table-cell>
          <table:table-cell office:value-type="float" office:value="-0.00940507464110851" calcext:value-type="float">
            <text:p>-0.009405074641109</text:p>
          </table:table-cell>
          <table:table-cell office:value-type="float" office:value="0.00543047953397036" calcext:value-type="float">
            <text:p>0.00543047953397</text:p>
          </table:table-cell>
          <table:table-cell table:number-columns-repeated="7"/>
        </table:table-row>
        <table:table-row table:style-name="ro1">
          <table:table-cell office:value-type="float" office:value="-0.0176269747316837" calcext:value-type="float">
            <text:p>-0.017626974731684</text:p>
          </table:table-cell>
          <table:table-cell office:value-type="float" office:value="-0.0093329381197691" calcext:value-type="float">
            <text:p>-0.009332938119769</text:p>
          </table:table-cell>
          <table:table-cell office:value-type="float" office:value="0.00521403132006526" calcext:value-type="float">
            <text:p>0.005214031320065</text:p>
          </table:table-cell>
          <table:table-cell table:number-columns-repeated="7"/>
        </table:table-row>
        <table:table-row table:style-name="ro1">
          <table:table-cell office:value-type="float" office:value="0.025177001953125" calcext:value-type="float">
            <text:p>0.025177001953125</text:p>
          </table:table-cell>
          <table:table-cell office:value-type="float" office:value="0.26735782623291" calcext:value-type="float">
            <text:p>0.26735782623291</text:p>
          </table:table-cell>
          <table:table-cell office:value-type="float" office:value="-0.201118469238281" calcext:value-type="float">
            <text:p>-0.20111846923828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2">00/00/0000</text:date>, <text:time style:data-style-name="N2" text:time-value="15:52:24.590228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4:48:12.084999050</meta:creation-date>
    <dc:date>2019-08-02T16:37:09.673810740</dc:date>
    <meta:editing-duration>PT21M30S</meta:editing-duration>
    <meta:editing-cycles>3</meta:editing-cycles>
    <meta:generator>LibreOffice/6.0.7.3$Linux_X86_64 LibreOffice_project/00m0$Build-3</meta:generator>
    <meta:document-statistic meta:table-count="1" meta:cell-count="53" meta:object-count="0"/>
  </office:meta>
</office:document-meta>
</file>